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00a933" draw:textarea-horizontal-align="justify" draw:textarea-vertical-align="middle" draw:auto-grow-height="false" fo:min-height="1.23cm" fo:min-width="0.84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60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876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626cm" fo:min-width="0.87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79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89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626cm" fo:min-width="1.7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e1617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9pt" fo:language="en" fo:country="GB" style:letter-kerning="true" style:font-name-asian="Microsoft YaHei" style:font-size-asian="9pt" style:font-name-complex="Mangal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en" fo:country="GB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g draw:style-name="gr1">
          <draw:custom-shape draw:name="Start-End" draw:style-name="gr2" draw:text-style-name="P2" xml:id="id1" draw:id="id1" draw:layer="layout" svg:width="2.217cm" svg:height="0.739cm" svg:x="3.726cm" svg:y="1.241cm">
            <text:p text:style-name="P1"><text:span text:style-name="T1">Star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Data" draw:style-name="gr3" draw:text-style-name="P3" xml:id="id2" draw:id="id2" draw:layer="layout" svg:width="2.217cm" svg:height="1.479cm" svg:x="3.509cm" svg:y="2.98cm">
            <text:p text:style-name="P1"><text:span text:style-name="T1">Read </text:span></text:p>
            <text:p text:style-name="P1"><text:span text:style-name="T1">names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name="Transfer 1" draw:style-name="gr4" draw:text-style-name="P5" draw:layer="layout" svg:width="1.459cm" svg:height="1.465cm" svg:x="6.017cm" svg:y="5.23cm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Decision 2" draw:style-name="gr5" draw:text-style-name="P7" xml:id="id3" draw:id="id3" draw:layer="layout" svg:width="2.587cm" svg:height="1.478cm" svg:x="3.389cm" svg:y="5.23cm">
            <text:p text:style-name="P6"><text:span text:style-name="T3">Is names list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5" draw:style-name="gr6" draw:text-style-name="P5" draw:layer="layout" svg:width="1.458cm" svg:height="1.465cm" draw:transform="rotate (1.5707963267949) translate (3.975cm 8.166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Process 4" draw:style-name="gr7" draw:text-style-name="P9" xml:id="id4" draw:id="id4" draw:layer="layout" svg:width="2.217cm" svg:height="1.478cm" svg:x="3.603cm" svg:y="8.199cm">
            <text:p text:style-name="P8"><text:span text:style-name="T1">Set output </text:span></text:p>
            <text:p text:style-name="P8"><text:span text:style-name="T1">to empty lis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" draw:style-name="gr8" draw:text-style-name="P10" draw:layer="layout" draw:line-skew="-0.499cm" svg:x1="4.835cm" svg:y1="1.98cm" svg:x2="4.839cm" svg:y2="2.98cm" draw:start-shape="id1" draw:start-glue-point="6" draw:end-shape="id2" draw:end-glue-point="4" svg:d="M4835 1980h4v1000" svg:viewBox="0 0 5 1001">
            <text:p/>
          </draw:connector>
          <draw:connector draw:name="Connector 1" draw:style-name="gr9" draw:text-style-name="P10" draw:layer="layout" draw:line-skew="-0.386cm" svg:x1="4.618cm" svg:y1="4.459cm" svg:x2="4.683cm" svg:y2="5.23cm" draw:start-shape="id2" draw:start-glue-point="8" draw:end-shape="id3" draw:end-glue-point="4" svg:d="M4618 4459h65v771" svg:viewBox="0 0 66 772">
            <text:p/>
          </draw:connector>
          <draw:custom-shape draw:name="Start-End 1" draw:style-name="gr10" draw:text-style-name="P2" draw:layer="layout" svg:width="2.217cm" svg:height="0.739cm" svg:x="7.509cm" svg:y="5.615cm">
            <text:p text:style-name="P1"><text:span text:style-name="T1">Return “err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Decision 1" draw:style-name="gr11" draw:text-style-name="P7" xml:id="id5" draw:id="id5" draw:layer="layout" svg:width="3cm" svg:height="2.25cm" svg:x="3.226cm" svg:y="10.838cm">
            <text:p text:style-name="P6"><text:span text:style-name="T3">Is element</text:span><text:span text:style-name="T3"><text:line-break/></text:span><text:span text:style-name="T3">in length of </text:span><text:span text:style-name="T3"><text:line-break/></text:span><text:span text:style-name="T3">names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name="Connector 2" draw:style-name="gr12" draw:text-style-name="P10" draw:layer="layout" draw:line-skew="-0.581cm" svg:x1="4.712cm" svg:y1="9.677cm" svg:x2="4.726cm" svg:y2="10.838cm" draw:start-shape="id4" draw:start-glue-point="6" draw:end-shape="id5" draw:end-glue-point="4" svg:d="M4712 9677v1h14v1160" svg:viewBox="0 0 15 1162">
            <text:p/>
          </draw:connector>
          <draw:custom-shape draw:name="Transfer 2" draw:style-name="gr13" draw:text-style-name="P5" draw:layer="layout" svg:width="1.458cm" svg:height="1.465cm" draw:transform="rotate (1.5707963267949) translate (8.133cm 18.204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3" draw:style-name="gr14" draw:text-style-name="P5" draw:layer="layout" svg:width="1.459cm" svg:height="1.465cm" svg:x="6.226cm" svg:y="11.23cm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Start-End 2" draw:style-name="gr15" draw:text-style-name="P2" draw:layer="layout" svg:width="2.217cm" svg:height="0.739cm" svg:x="3.635cm" svg:y="14.571cm">
            <text:p text:style-name="P1"><text:span text:style-name="T1">Retu</text:span><text:span text:style-name="T1">rn </text:span><text:span text:style-name="T1">outp</text:span><text:span text:style-name="T1">u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Process 1" draw:style-name="gr16" draw:text-style-name="P9" xml:id="id6" draw:id="id6" draw:layer="layout" svg:width="2.217cm" svg:height="1.478cm" svg:x="7.685cm" svg:y="11.241cm">
            <text:p text:style-name="P8"><text:span text:style-name="T1">Set last as the </text:span></text:p>
            <text:p text:style-name="P8"><text:span text:style-name="T1">first element </text:span></text:p>
            <text:p text:style-name="P8"><text:span text:style-name="T1">in names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3" draw:style-name="gr17" draw:text-style-name="P10" draw:layer="layout" draw:line-skew="-1.137cm" svg:x1="8.794cm" svg:y1="12.719cm" svg:x2="8.851cm" svg:y2="14.991cm" draw:start-shape="id6" draw:start-glue-point="6" draw:end-shape="id7" draw:end-glue-point="4" svg:d="M8794 12719h57v2272" svg:viewBox="0 0 58 2273">
            <text:p/>
          </draw:connector>
          <draw:custom-shape draw:name="Decision 3" draw:style-name="gr18" draw:text-style-name="P7" xml:id="id7" draw:id="id7" draw:layer="layout" svg:width="2.75cm" svg:height="1.75cm" svg:x="7.476cm" svg:y="14.991cm">
            <text:p text:style-name="P6"><text:span text:style-name="T1">Is </text:span><text:span text:style-name="T1">ele</text:span><text:span text:style-name="T1">me</text:span><text:span text:style-name="T1">nt</text:span><text:span text:style-name="T1"><text:line-break/></text:span><text:span text:style-name="T1">in </text:span><text:span text:style-name="T1">na</text:span><text:span text:style-name="T1">me</text:span><text:span text:style-name="T1">s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Decision 4" draw:style-name="gr19" draw:text-style-name="P7" draw:layer="layout" svg:width="2.587cm" svg:height="1.478cm" svg:x="3.389cm" svg:y="5.231cm">
            <text:p text:style-name="P6"><text:span text:style-name="T3">Is </text:span><text:span text:style-name="T3">name</text:span><text:span text:style-name="T3">s list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4" draw:style-name="gr20" draw:text-style-name="P5" draw:layer="layout" svg:width="1.458cm" svg:height="1.465cm" draw:transform="rotate (1.5707963267949) translate (4.01cm 14.546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6" draw:style-name="gr21" draw:text-style-name="P5" draw:layer="layout" svg:width="1.459cm" svg:height="1.465cm" svg:x="10.226cm" svg:y="15.135cm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Process 2" draw:style-name="gr22" draw:text-style-name="P9" xml:id="id8" draw:id="id8" draw:layer="layout" svg:width="2.217cm" svg:height="1.478cm" svg:x="11.726cm" svg:y="15.135cm">
            <text:p text:style-name="P8"><text:span text:style-name="T1">Re</text:span><text:span text:style-name="T1">mo</text:span><text:span text:style-name="T1">ve </text:span><text:span text:style-name="T1">the </text:span></text:p>
            <text:p text:style-name="P8"><text:span text:style-name="T1">alp</text:span><text:span text:style-name="T1">ha</text:span><text:span text:style-name="T1">bet</text:span><text:span text:style-name="T1">ical</text:span><text:span text:style-name="T1">ly </text:span></text:p>
            <text:p text:style-name="P8"><text:span text:style-name="T1">last </text:span><text:span text:style-name="T1">ele</text:span><text:span text:style-name="T1">me</text:span><text:span text:style-name="T1">nt </text:span></text:p>
            <text:p text:style-name="P8"><text:span text:style-name="T1">fro</text:span><text:span text:style-name="T1">m </text:span><text:span text:style-name="T1">na</text:span><text:span text:style-name="T1">me</text:span><text:span text:style-name="T1">s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4" draw:style-name="gr23" draw:text-style-name="P10" draw:layer="layout" svg:x1="12.835cm" svg:y1="16.613cm" svg:x2="12.835cm" svg:y2="17.386cm" draw:start-shape="id8" draw:start-glue-point="6" draw:end-shape="id9" draw:end-glue-point="4" svg:d="M12835 16613v773" svg:viewBox="0 0 1 774">
            <text:p/>
          </draw:connector>
          <draw:custom-shape draw:name="Process 3" draw:style-name="gr24" draw:text-style-name="P9" xml:id="id9" draw:id="id9" draw:layer="layout" svg:width="2.217cm" svg:height="1.478cm" svg:x="11.726cm" svg:y="17.386cm">
            <text:p text:style-name="P8"><text:span text:style-name="T1">Re</text:span><text:span text:style-name="T1">mo</text:span><text:span text:style-name="T1">ve </text:span><text:span text:style-name="T1">the </text:span></text:p>
            <text:p text:style-name="P8"><text:span text:style-name="T1">alp</text:span><text:span text:style-name="T1">ha</text:span><text:span text:style-name="T1">bet</text:span><text:span text:style-name="T1">ical</text:span><text:span text:style-name="T1">ly </text:span></text:p>
            <text:p text:style-name="P8"><text:span text:style-name="T1">las</text:span><text:span text:style-name="T1">t </text:span><text:span text:style-name="T1">ele</text:span><text:span text:style-name="T1">me</text:span><text:span text:style-name="T1">nt </text:span></text:p>
            <text:p text:style-name="P8"><text:span text:style-name="T1">fro</text:span><text:span text:style-name="T1">m </text:span><text:span text:style-name="T1">na</text:span><text:span text:style-name="T1">me</text:span><text:span text:style-name="T1">s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5" draw:style-name="gr25" draw:text-style-name="P10" draw:layer="layout" draw:line-skew="0.773cm 8.799cm -0.339cm" svg:x1="12.835cm" svg:y1="18.864cm" svg:x2="4.726cm" svg:y2="10.838cm" draw:start-shape="id9" draw:start-glue-point="6" draw:end-shape="id5" draw:end-glue-point="4" svg:d="M12835 18864v1039h4940v-9669h-13049v604" svg:viewBox="0 0 13050 9670">
            <text:p/>
          </draw:connector>
          <draw:custom-shape draw:name="Decision 5" draw:style-name="gr26" draw:text-style-name="P7" xml:id="id11" draw:id="id11" draw:layer="layout" svg:width="2.791cm" svg:height="1.478cm" svg:x="7.476cm" svg:y="20.504cm">
            <text:p text:style-name="P6"><text:span text:style-name="T3">Is name string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7" draw:style-name="gr27" draw:text-style-name="P5" draw:layer="layout" svg:width="1.459cm" svg:height="1.465cm" svg:x="10.267cm" svg:y="20.517cm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Start-End 3" draw:style-name="gr28" draw:text-style-name="P2" draw:layer="layout" svg:width="2.217cm" svg:height="0.739cm" svg:x="11.726cm" svg:y="20.884cm">
            <text:p text:style-name="P1"><text:span text:style-name="T1">Return “err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Transfer 8" draw:style-name="gr29" draw:text-style-name="P5" draw:layer="layout" svg:width="1.458cm" svg:height="1.465cm" draw:transform="rotate (1.5707963267949) translate (8.133cm 23.44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Decision 6" draw:style-name="gr30" draw:text-style-name="P7" draw:layer="layout" svg:width="4.451cm" svg:height="1.75cm" svg:x="6.636cm" svg:y="23.46cm">
            <text:p text:style-name="P6"><text:span text:style-name="T4">Is</text:span><text:span text:style-name="T4"><text:line-break/></text:span><text:span text:style-name="T4"> name.lower() &gt; last.lower()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Process 5" draw:style-name="gr31" draw:text-style-name="P9" xml:id="id10" draw:id="id10" draw:layer="layout" svg:width="2.217cm" svg:height="1.478cm" svg:x="7.764cm" svg:y="18.241cm">
            <text:p text:style-name="P8"><text:span text:style-name="T1">Set name to</text:span><text:span text:style-name="T1"><text:line-break/></text:span><text:span text:style-name="T1">next name in</text:span><text:span text:style-name="T1"><text:line-break/></text:span><text:span text:style-name="T1">lis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6" draw:style-name="gr32" draw:text-style-name="P10" draw:layer="layout" svg:x1="8.873cm" svg:y1="19.719cm" svg:x2="8.872cm" svg:y2="20.504cm" draw:start-shape="id10" draw:start-glue-point="6" draw:end-shape="id11" draw:end-glue-point="4" svg:d="M8873 19719v394h-1v391" svg:viewBox="0 0 2 786">
            <text:p/>
          </draw:connector>
          <draw:custom-shape draw:name="Transfer 9" draw:style-name="gr33" draw:text-style-name="P5" xml:id="id12" draw:id="id12" draw:layer="layout" svg:width="1.459cm" svg:height="1.465cm" svg:x="11.087cm" svg:y="23.591cm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10" draw:style-name="gr34" draw:text-style-name="P5" draw:layer="layout" svg:width="1.458cm" svg:height="1.465cm" draw:transform="rotate (1.5707963267949) translate (8.133cm 26.684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name="Connector 7" draw:style-name="gr35" draw:text-style-name="P10" draw:layer="layout" draw:line-skew="3.13cm -0.892cm" svg:x1="12.546cm" svg:y1="24.323cm" svg:x2="8.851cm" svg:y2="14.991cm" draw:start-shape="id12" draw:start-glue-point="1" draw:end-shape="id7" draw:end-glue-point="4" svg:d="M12546 24323h3395v-10489h-7090v1157" svg:viewBox="0 0 7091 10490">
            <text:p/>
          </draw:connector>
          <draw:custom-shape draw:name="Process 6" draw:style-name="gr36" draw:text-style-name="P9" xml:id="id13" draw:id="id13" draw:layer="layout" svg:width="2.217cm" svg:height="1.478cm" svg:x="7.76cm" svg:y="26.715cm">
            <text:p text:style-name="P8"><text:span text:style-name="T1">Set last to </text:span><text:span text:style-name="T1"><text:line-break/></text:span><text:span text:style-name="T1">nam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8" draw:style-name="gr37" draw:text-style-name="P10" draw:layer="layout" draw:line-skew="0cm -4.239cm -0.353cm" svg:x1="8.869cm" svg:y1="28.193cm" svg:x2="8.851cm" svg:y2="14.991cm" draw:start-shape="id13" draw:start-glue-point="6" draw:end-shape="id7" draw:end-glue-point="4" svg:d="M8869 28193v266h-2616v-14086h2598v618" svg:viewBox="0 0 2617 14087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3:24:04.588029772</meta:creation-date>
    <dc:date>2024-12-29T16:13:13.511355819</dc:date>
    <meta:editing-duration>PT39M59S</meta:editing-duration>
    <meta:editing-cycles>8</meta:editing-cycles>
    <meta:generator>LibreOffice/24.8.4.2$Linux_X86_64 LibreOffice_project/480$Build-2</meta:generator>
    <meta:print-date>2024-12-29T16:12:12.125942767</meta:print-date>
    <meta:printed-by>Súbory PDF</meta:printed-by>
    <meta:document-statistic meta:object-count="37"/>
  </office:meta>
</office:document-meta>
</file>